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complex="Arial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1fccd1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" officeooo:rsid="001e21e2" officeooo:paragraph-rsid="001e21e2" style:font-name-complex="Ari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libri" officeooo:rsid="001fccd1" officeooo:paragraph-rsid="001fccd1" style:font-name-complex="Ari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e21e2" officeooo:paragraph-rsid="001e21e2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fccd1" officeooo:paragraph-rsid="001fccd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officeooo:rsid="001fccd1" officeooo:paragraph-rsid="001fccd1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01b0b34" style:font-name-complex="Arial"/>
    </style:style>
    <style:style style:name="T4" style:family="text">
      <style:text-properties style:font-name="Arial" officeooo:rsid="001e21e2" style:font-name-complex="Arial"/>
    </style:style>
    <style:style style:name="T5" style:family="text">
      <style:text-properties officeooo:rsid="001fccd1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1">REUNIÃO DE RETROSPECTIVA</text:span></text:span></text:p>
      <text:p text:style-name="P1"><text:span text:style-name="Fonte_20_parág._20_padrão"><text:span text:style-name="T1">Sprint 01</text:span></text:span></text:p>
      <text:p text:style-name="P2"/>
      <text:p text:style-name="P5"><text:span text:style-name="Fonte_20_parág._20_padrão"><text:span text:style-name="T2">Na </text:span></text:span><text:span text:style-name="Fonte_20_parág._20_padrão"><text:span text:style-name="T4">noite</text:span></text:span><text:span text:style-name="Fonte_20_parág._20_padrão"><text:span text:style-name="T2"> do dia 0</text:span></text:span><text:span text:style-name="Fonte_20_parág._20_padrão"><text:span text:style-name="T4">9</text:span></text:span><text:span text:style-name="Fonte_20_parág._20_padrão"><text:span text:style-name="T2"> de </text:span></text:span><text:span text:style-name="Fonte_20_parág._20_padrão"><text:span text:style-name="T4">novenbro</text:span></text:span><text:span text:style-name="Fonte_20_parág._20_padrão"><text:span text:style-name="T2"> de 2016, a equipe reuniu-se n</text:span></text:span><text:span text:style-name="Fonte_20_parág._20_padrão"><text:span text:style-name="T4">o laboratorio de informatica</text:span></text:span><text:span text:style-name="Fonte_20_parág._20_padrão"><text:span text:style-name="T3"> do IFPB camus Monteiro - PB</text:span></text:span><text:span text:style-name="Fonte_20_parág._20_padrão"><text:span text:style-name="T2"> para realizar a reunião de retrospectiva da Sprint. Debatemos quais foram os pontos positivos, negativos e o que poderíamos ter feito melhor na iteração. Após o debate chegamos a um consenso nos pontos:</text:span></text:span></text:p>
      <text:p text:style-name="P3"/>
      <text:p text:style-name="P5"><text:span text:style-name="Fonte_20_parág._20_padrão"><text:span text:style-name="T1">Pontos Positivos:</text:span></text:span></text:p>
      <text:p text:style-name="P3"/>
      <text:list xml:id="list8213773834575073843" text:style-name="L1">
        <text:list-item>
          <text:p text:style-name="P11">Foi possível completar um requisito com apenas um integrante da equipe.</text:p>
        </text:list-item>
        <text:list-item>
          <text:p text:style-name="P11">Foi aprofundado o conhecimento do modelo EAV para ser implementado no requisito faltando.</text:p>
        </text:list-item>
        <text:list-item>
          <text:p text:style-name="P11">Disponibilidade do cliente para tirar duvidas do projeto. </text:p>
        </text:list-item>
        <text:list-item>
          <text:p text:style-name="P12">Durante os estudos foi possível aprender bibliotecas especificas do SUAP, assim como, algumas do Django que serão importantes durante o desenvolvimento;</text:p>
        </text:list-item>
        <text:list-item>
          <text:p text:style-name="P12">Com a implementação do estudo de caso foi possível aprender na prática alguns recursos disponíveis pelo SUAP.</text:p>
        </text:list-item>
      </text:list>
      <text:p text:style-name="P3"/>
      <text:p text:style-name="P5"><text:span text:style-name="Fonte_20_parág._20_padrão"><text:span text:style-name="T1">Pontos Negativos:</text:span></text:span></text:p>
      <text:list xml:id="list8921847129173948967" text:style-name="L2">
        <text:list-item>
          <text:p text:style-name="P9">Não foi possível entegra todos os requisitos prometidos.</text:p>
        </text:list-item>
        <text:list-item>
          <text:p text:style-name="P9">Equipe não estava completa para desenvolver.</text:p>
        </text:list-item>
        <text:list-item>
          <text:p text:style-name="P9">Casos de testes não foram desenvolvidos.</text:p>
        </text:list-item>
        <text:list-item>
          <text:p text:style-name="P10">O aplicativo de estudo de caso do SUAP não foi desenvolvido completamente.</text:p>
        </text:list-item>
      </text:list>
      <text:p text:style-name="P4">O que poderíamos ter feito de melhor?</text:p>
      <text:list xml:id="list7559713355022026154" text:style-name="L3">
        <text:list-item>
          <text:p text:style-name="P8"><text:span text:style-name="T5">Poderia ter dado mais atenção ao estudo do material do SUAP, disponibilizado, em vez de ter “perdido” tempo fazendo um curso de Django em versão diferente da utilizada pelo SUAP;</text:span></text:p>
        </text:list-item>
      </text:list>
      <text:p text:style-name="P2"/>
      <text:p text:style-name="Standard"><text:span text:style-name="Fonte_20_parág._20_padrão"><text:span text:style-name="T2">Monteiro-PB, 0</text:span></text:span><text:span text:style-name="Fonte_20_parág._20_padrão"><text:span text:style-name="T4">9</text:span></text:span><text:span text:style-name="Fonte_20_parág._20_padrão"><text:span text:style-name="T2"> de </text:span></text:span><text:span text:style-name="Fonte_20_parág._20_padrão"><text:span text:style-name="T4">novenbro</text:span></text:span><text:span text:style-name="Fonte_20_parág._20_padrão"><text:span text:style-name="T2"> 2016.</text:span></text:span></text:p>
      <text:p text:style-name="P6"/>
      <text:p text:style-name="P6"/>
      <text:p text:style-name="P13"><text:span text:style-name="Fonte_20_parág._20_padrão"><text:span text:style-name="T4">Sidclei Wilker Alves de Freitas</text:span></text:span><text:tab/></text:p>
      <text:p text:style-name="P14">Gilvonaldo Alves da Silva Cavalca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Witalo Carlos X. Albuquerque</meta:initial-creator>
    <meta:creation-date>2015-06-03T00:43:00Z</meta:creation-date>
    <dc:date>2016-11-10T20:04:46.886829154</dc:date>
    <meta:editing-cycles>8</meta:editing-cycles>
    <meta:editing-duration>PT1H35M34S</meta:editing-duration>
    <meta:document-statistic meta:table-count="0" meta:image-count="0" meta:object-count="0" meta:page-count="1" meta:paragraph-count="19" meta:word-count="228" meta:character-count="1405" meta:non-whitespace-character-count="12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